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256cm"/>
    </style:style>
    <style:style style:name="pr2" style:family="presentation" style:parent-style-name="標準-subtitle">
      <style:graphic-properties draw:fill-color="#ffffff" fo:min-height="13.609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title">
      <style:graphic-properties draw:auto-grow-height="true" fo:min-height="3.507cm"/>
    </style:style>
    <style:style style:name="pr5" style:family="presentation" style:parent-style-name="標準-outline1">
      <style:graphic-properties fo:min-height="13.61cm"/>
    </style:style>
    <style:style style:name="pr6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justify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tes on CD Learning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エネルギー関数の勾配を推定する</text:p>
                <text:list>
                  <text:list-item>
                    <text:p text:style-name="P1">モデルパラメータと訓練データを与え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積分を求めるのは一般的に代数的では困難</text:p>
              </text:list-item>
              <text:list-item>
                <text:p>しかし,提案分布から近似でき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直接的に分布を描くことはできない</text:p>
              </text:list-item>
              <text:list-item>
                <text:p>分配関数の値を知らない</text:p>
              </text:list-item>
              <text:list-item>
                <text:p>しかし,MCMCのアルゴリズムを用いることで,提案分布から描くことができる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実験的に,HintonはMCMCの１回のサイクルで十分なことを発見し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線の終点_20_6" draw:display-name="線の終点 6" svg:viewBox="0 0 477 477" svg:d="m239 0 238 477h-477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kitaka Shiogai</meta:initial-creator>
    <meta:creation-date>2010-12-08T16:58:59</meta:creation-date>
    <meta:editing-duration>PT01H05M53S</meta:editing-duration>
    <meta:editing-cycles>38</meta:editing-cycles>
    <dc:date>2010-12-18T00:41:45</dc:date>
    <dc:creator>Akitaka Shiogai</dc:creator>
    <meta:generator>OpenOffice.org/3.1$Linux OpenOffice.org_project/310m19$Build-9420</meta:generator>
    <meta:document-statistic meta:object-count="41"/>
  </office:meta>
</office:document-meta>
</file>